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fo:background-color="transparent" style:font-weight-asian="bold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f200"/>
    </style:style>
    <style:style style:name="P6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class</text:p>
      <text:p text:style-name="Standard">c) <text:span text:style-name="T1">article</text:span>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Standard">a) <text:span text:style-name="T1">header</text:span>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Standard">a) <text:span text:style-name="T1">aside</text:span>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Standard">c) <text:span text:style-name="T1">nav</text:span>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Standard">b) <text:span text:style-name="T1">datetime</text:span>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Standard">a) <text:span text:style-name="T1">object</text:span>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Standard">c)<text:span text:style-name="T1"> mark</text:span></text:p>
      <text:p text:style-name="Standard">d) none of the mentioned.</text:p>
      <text:p text:style-name="Standard"/>
      <text:p text:style-name="Standard"/>
      <text:p text:style-name="P3">To insert a video, we use a video tag and set its src attribute to a local or remote URL containing</text:p>
      <text:p text:style-name="P3">a playable movie.</text:p>
      <text:p text:style-name="Standard">a)<text:span text:style-name="T2"> </text:span><text:span text:style-name="T1">True</text:span>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Standard">d) <text:span text:style-name="T1">both a and b</text:span>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Standard">b) <text:span text:style-name="T1">autobuffer</text:span></text:p>
      <text:p text:style-name="Standard">c) buffer</text:p>
      <text:p text:style-name="Standard">d) data-X</text:p>
      <text:p text:style-name="P3">The _________ element is used to render simple graphics such as line art, graphs, and other</text:p>
      <text:p text:style-name="P3">custom graphical</text:p>
      <text:p text:style-name="P3"><text:soft-page-break/>elements on the client side.</text:p>
      <text:p text:style-name="Standard">a) metadata</text:p>
      <text:p text:style-name="Standard">b) css</text:p>
      <text:p text:style-name="Standard">c) <text:span text:style-name="T1">canvas</text:span></text:p>
      <text:p text:style-name="Standard">d) art</text:p>
      <text:p text:style-name="Standard"/>
      <text:p text:style-name="Standard"/>
      <text:p text:style-name="P3">State true or False. “Prior to HTML5 in web market, traditionally, multimedia has been inserted</text:p>
      <text:p text:style-name="P3">with the concept of</text:p>
      <text:p text:style-name="P3">tag-based multimedia back”.</text:p>
      <text:p text:style-name="Standard">a) True</text:p>
      <text:p text:style-name="Standard">b) <text:span text:style-name="T1">False</text:span>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Standard">c)<text:span text:style-name="T1"> To provide fallback support &amp; address the media support problem</text:span>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Standard">d) <text:span text:style-name="T1">both &lt;audio&gt; &amp; &lt;video&gt;</text:span>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Standard">c) <text:span text:style-name="T1">Both Flash and Quicktime</text:span>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Standard"><text:soft-page-break/>d) <text:span text:style-name="T1">All of the mentioned</text:span>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Standard">a) <text:span text:style-name="T1">True</text:span></text:p>
      <text:p text:style-name="Standard"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Standard">b) <text:span text:style-name="T1">HLS</text:span>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Standard">b) <text:span text:style-name="T1">JQuery UI</text:span>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Standard">a) <text:span text:style-name="T1">preload</text:span>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Standard">d) <text:span text:style-name="T1">&lt;slider&gt;</text:span></text:p>
      <text:p text:style-name="Standard"><text:soft-page-break/></text:p>
      <text:p text:style-name="Standard"/>
      <text:p text:style-name="P3">What will happen if height and width of video are not set while video loads?</text:p>
      <text:p text:style-name="Standard">a) <text:span text:style-name="T1">page flickers</text:span>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b) MP4</text:p>
      <text:p text:style-name="Standard">c) <text:span text:style-name="T1">Ogg</text:span>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Standard">c) <text:span text:style-name="T1">defaultPlaybackRate</text:span>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Standard">d) <text:span text:style-name="T1">crossOrigi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Standard">c) <text:span text:style-name="T1">buffered</text:span></text:p>
      <text:p text:style-name="Standard"><text:soft-page-break/>d) controller</text:p>
      <text:p text:style-name="Standard"/>
      <text:p text:style-name="P4"/>
      <text:p text:style-name="P3">There is an audio format supported across all browsers.</text:p>
      <text:p text:style-name="Standard">a)<text:span text:style-name="T2"> True</text:span></text:p>
      <text:p text:style-name="Standard">b) <text:span text:style-name="T1">False</text:span></text:p>
      <text:p text:style-name="Standard"/>
      <text:p text:style-name="Standard"/>
      <text:p text:style-name="P1">Which of the following tag is used for audio in HTML5?a) &lt;bgsound&gt;</text:p>
      <text:p text:style-name="Standard">b) &lt;<text:span text:style-name="T1">audio&gt;</text:span></text:p>
      <text:p text:style-name="Standard">c) &lt;video&gt;</text:p>
      <text:p text:style-name="Standard">d) &lt;canvas&gt;</text:p>
      <text:p text:style-name="Standard"/>
      <text:p text:style-name="Standard"/>
      <text:p text:style-name="P3">Which tag is used to defines multiple media resources for media elements audio and video ?</text:p>
      <text:p text:style-name="Standard">a) <text:span text:style-name="T1">&lt;source&gt;</text:span>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Standard">d) I<text:span text:style-name="T1">nternet Explorer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1T17:04:27.965159892</dc:date>
    <meta:editing-duration>PT4M39S</meta:editing-duration>
    <meta:editing-cycles>1</meta:editing-cycles>
    <meta:document-statistic meta:table-count="0" meta:image-count="0" meta:object-count="0" meta:page-count="6" meta:paragraph-count="169" meta:word-count="792" meta:character-count="4438" meta:non-whitespace-character-count="3812"/>
  </office:meta>
</office:document-meta>
</file>